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5362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1.3835in"/>
    </style:style>
    <style:style style:name="co9" style:family="table-column">
      <style:table-column-properties fo:break-before="auto" style:column-width="9.3189in"/>
    </style:style>
    <style:style style:name="co10" style:family="table-column">
      <style:table-column-properties fo:break-before="auto" style:column-width="5.12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Noto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6"/>
        <table:table-column table:style-name="co10" table:default-cell-style-name="ce4"/>
        <table:table-column table:style-name="co11" table:number-columns-repeated="16373" table:default-cell-style-name="ce4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RW/R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ght to modify</text:p>
          </table:table-cell>
          <table:table-cell office:value-type="string" calcext:value-type="string">
            <text:p>Description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1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1 using a pneumatic actuator; true = insert cup; false = withdraw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0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2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2 using a pneumatic actuator; true = insert cup; false = withdraw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ernalInhibition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the external inhibit logic signal; true = inhibition enabled; false = inhibition 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8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09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3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3 using a motor actuator; true = insert cup; false = withdraw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A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B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1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be equal to the negation of register 002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2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21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Command for the AuxiliaryFSM; true = insert the cup; false = withdraw the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Check whether the mechanism of the cup is in a transient state; true = steady state; false = transient stat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Status of the cup; true = inserted; false = withdraw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Cod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Error code for the entire device (bitma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tError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Code of the last err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Storage</text:p>
          </table:table-cell>
          <table:table-cell office:value-type="string" calcext:value-type="string">
            <text:p>MainFSM, Modb...</text:p>
          </table:table-cell>
          <table:table-cell office:value-type="string" calcext:value-type="string">
            <text:p>A bitwise OR of all errors; can be reset via Modbu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1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ime limit for the transient state when inserting a Faraday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2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3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1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ime limit for the transient state when withdrawing a Faraday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2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3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Cup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The first inserted Faraday cup as seen from the ion source side; if none is inserted, the previous value should be retained; 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3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Error code for the cup mechanism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Code of the last error for the cup mechanism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Storage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A bitwise OR of all errors for the cup mechanism; can be reset via Modbu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Storage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Storage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alledCups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number of Faraday cups to be us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1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number of electrodes installed in the Faraday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2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3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Type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ype of the Faraday cup; 0 = pneumatic mechanism with 1 limit switch; 1 = motor mechnism with 2 limit switch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Type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p3Type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int16 value represents the offset for cups 1–3, channels 1–4, and gains 1–2 (where Gain1 applies to ADC0 and Gain2 applies to ADC1)</text:p>
          </table:table-cell>
          <table:table-cell table:number-columns-repeated="16374"/>
        </table:table-row>
        <table:table-row table:style-name="ro1">
          <table:table-cell table:style-name="ce5" table:formula="of:=DEC2HEX( HEX2DEC([.A61])+1; 4)" office:value-type="string" office:string-value="1201" calcext:value-type="string">
            <text:p>12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2])+1; 4)" office:value-type="string" office:string-value="1202" calcext:value-type="string">
            <text:p>12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3])+1; 4)" office:value-type="string" office:string-value="1203" calcext:value-type="string">
            <text:p>12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4])+1; 4)" office:value-type="string" office:string-value="1204" calcext:value-type="string">
            <text:p>12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5])+1; 4)" office:value-type="string" office:string-value="1205" calcext:value-type="string">
            <text:p>12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6])+1; 4)" office:value-type="string" office:string-value="1206" calcext:value-type="string">
            <text:p>12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7])+1; 4)" office:value-type="string" office:string-value="1207" calcext:value-type="string">
            <text:p>12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8])+1; 4)" office:value-type="string" office:string-value="1208" calcext:value-type="string">
            <text:p>12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9])+1; 4)" office:value-type="string" office:string-value="1209" calcext:value-type="string">
            <text:p>12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0])+1; 4)" office:value-type="string" office:string-value="120A" calcext:value-type="string">
            <text:p>120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1])+1; 4)" office:value-type="string" office:string-value="120B" calcext:value-type="string">
            <text:p>120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2])+1; 4)" office:value-type="string" office:string-value="120C" calcext:value-type="string">
            <text:p>120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3])+1; 4)" office:value-type="string" office:string-value="120D" calcext:value-type="string">
            <text:p>120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4])+1; 4)" office:value-type="string" office:string-value="120E" calcext:value-type="string">
            <text:p>120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5])+1; 4)" office:value-type="string" office:string-value="120F" calcext:value-type="string">
            <text:p>120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6])+1; 4)" office:value-type="string" office:string-value="1210" calcext:value-type="string">
            <text:p>12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7])+1; 4)" office:value-type="string" office:string-value="1211" calcext:value-type="string">
            <text:p>12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8])+1; 4)" office:value-type="string" office:string-value="1212" calcext:value-type="string">
            <text:p>12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9])+1; 4)" office:value-type="string" office:string-value="1213" calcext:value-type="string">
            <text:p>12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0])+1; 4)" office:value-type="string" office:string-value="1214" calcext:value-type="string">
            <text:p>12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1])+1; 4)" office:value-type="string" office:string-value="1215" calcext:value-type="string">
            <text:p>12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2])+1; 4)" office:value-type="string" office:string-value="1216" calcext:value-type="string">
            <text:p>12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3])+1; 4)" office:value-type="string" office:string-value="1217" calcext:value-type="string">
            <text:p>12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4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uint16 value represents the ratio for cups 1–3, channels 1–4, and gains 1–2 (where Gain1 applies to ADC0 and Gain2 applies to ADC1)</text:p>
          </table:table-cell>
          <table:table-cell table:number-columns-repeated="16374"/>
        </table:table-row>
        <table:table-row table:style-name="ro1">
          <table:table-cell table:style-name="ce5" table:formula="of:=DEC2HEX( HEX2DEC([.A86])+1; 4)" office:value-type="string" office:string-value="1241" calcext:value-type="string">
            <text:p>124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7])+1; 4)" office:value-type="string" office:string-value="1242" calcext:value-type="string">
            <text:p>124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8])+1; 4)" office:value-type="string" office:string-value="1243" calcext:value-type="string">
            <text:p>124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9])+1; 4)" office:value-type="string" office:string-value="1244" calcext:value-type="string">
            <text:p>124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0])+1; 4)" office:value-type="string" office:string-value="1245" calcext:value-type="string">
            <text:p>124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1])+1; 4)" office:value-type="string" office:string-value="1246" calcext:value-type="string">
            <text:p>124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2])+1; 4)" office:value-type="string" office:string-value="1247" calcext:value-type="string">
            <text:p>124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3])+1; 4)" office:value-type="string" office:string-value="1248" calcext:value-type="string">
            <text:p>124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4])+1; 4)" office:value-type="string" office:string-value="1249" calcext:value-type="string">
            <text:p>124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5])+1; 4)" office:value-type="string" office:string-value="124A" calcext:value-type="string">
            <text:p>124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6])+1; 4)" office:value-type="string" office:string-value="124B" calcext:value-type="string">
            <text:p>124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7])+1; 4)" office:value-type="string" office:string-value="124C" calcext:value-type="string">
            <text:p>124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8])+1; 4)" office:value-type="string" office:string-value="124D" calcext:value-type="string">
            <text:p>124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9])+1; 4)" office:value-type="string" office:string-value="124E" calcext:value-type="string">
            <text:p>124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0])+1; 4)" office:value-type="string" office:string-value="124F" calcext:value-type="string">
            <text:p>124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1])+1; 4)" office:value-type="string" office:string-value="1250" calcext:value-type="string">
            <text:p>125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2])+1; 4)" office:value-type="string" office:string-value="1251" calcext:value-type="string">
            <text:p>125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3])+1; 4)" office:value-type="string" office:string-value="1252" calcext:value-type="string">
            <text:p>125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4])+1; 4)" office:value-type="string" office:string-value="1253" calcext:value-type="string">
            <text:p>125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5])+1; 4)" office:value-type="string" office:string-value="1254" calcext:value-type="string">
            <text:p>125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6])+1; 4)" office:value-type="string" office:string-value="1255" calcext:value-type="string">
            <text:p>125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7])+1; 4)" office:value-type="string" office:string-value="1256" calcext:value-type="string">
            <text:p>125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8])+1; 4)" office:value-type="string" office:string-value="1257" calcext:value-type="string">
            <text:p>125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8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ngeChangeThreshold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threshold value for the signal with higher gain (ADC1); if ADC1 is less than RangeChangeThreshold, use ADC1 in the calculation; otherwise, use ADC0 (i.e., the signal with lower gain).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/>
          <table:table-cell table:number-columns-repeated="16375"/>
        </table:table-row>
        <table:table-row table:style-name="ro1">
          <table:table-cell office:value-type="string" calcext:value-type="string">
            <text:p>12A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3])+1; 4)" office:value-type="string" office:string-value="12A1" calcext:value-type="string">
            <text:p>12A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4])+1; 4)" office:value-type="string" office:string-value="12A2" calcext:value-type="string">
            <text:p>12A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5])+1; 4)" office:value-type="string" office:string-value="12A3" calcext:value-type="string">
            <text:p>12A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6])+1; 4)" office:value-type="string" office:string-value="12A4" calcext:value-type="string">
            <text:p>12A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7])+1; 4)" office:value-type="string" office:string-value="12A5" calcext:value-type="string">
            <text:p>12A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8])+1; 4)" office:value-type="string" office:string-value="12A6" calcext:value-type="string">
            <text:p>12A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9])+1; 4)" office:value-type="string" office:string-value="12A7" calcext:value-type="string">
            <text:p>12A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0])+1; 4)" office:value-type="string" office:string-value="12A8" calcext:value-type="string">
            <text:p>12A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1])+1; 4)" office:value-type="string" office:string-value="12A9" calcext:value-type="string">
            <text:p>12A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2])+1; 4)" office:value-type="string" office:string-value="12AA" calcext:value-type="string">
            <text:p>12A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3])+1; 4)" office:value-type="string" office:string-value="12AB" calcext:value-type="string">
            <text:p>12A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/>
          <table:table-cell table:number-columns-repeated="16375"/>
        </table:table-row>
        <table:table-row table:style-name="ro1">
          <table:table-cell office:value-type="string" calcext:value-type="string">
            <text:p>12B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6])+1; 4)" office:value-type="string" office:string-value="12B1" calcext:value-type="string">
            <text:p>12B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7])+1; 4)" office:value-type="string" office:string-value="12B2" calcext:value-type="string">
            <text:p>12B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8])+1; 4)" office:value-type="string" office:string-value="12B3" calcext:value-type="string">
            <text:p>12B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9])+1; 4)" office:value-type="string" office:string-value="12B4" calcext:value-type="string">
            <text:p>12B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0])+1; 4)" office:value-type="string" office:string-value="12B5" calcext:value-type="string">
            <text:p>12B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1])+1; 4)" office:value-type="string" office:string-value="12B6" calcext:value-type="string">
            <text:p>12B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2])+1; 4)" office:value-type="string" office:string-value="12B7" calcext:value-type="string">
            <text:p>12B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3])+1; 4)" office:value-type="string" office:string-value="12B8" calcext:value-type="string">
            <text:p>12B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4])+1; 4)" office:value-type="string" office:string-value="12B9" calcext:value-type="string">
            <text:p>12B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5])+1; 4)" office:value-type="string" office:string-value="12BA" calcext:value-type="string">
            <text:p>12B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6])+1; 4)" office:value-type="string" office:string-value="12BB" calcext:value-type="string">
            <text:p>12B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300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1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2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? = to be completed at a later dat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ROUNDUP(SUM([.C2:.C165])/16)*2"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number-columns-repeated="16380"/>
        </table:table-row>
        <table:table-row table:style-name="ro1" table:number-rows-repeated="10484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 style:data-style-name="N2" text:time-value="08:48:33.5086424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4:47:36.211344767</meta:creation-date>
    <dc:date>2026-04-28T08:55:59.706621859</dc:date>
    <meta:editing-duration>P1DT1H56M51S</meta:editing-duration>
    <meta:editing-cycles>98</meta:editing-cycles>
    <meta:generator>LibreOffice/24.2.7.2$Linux_X86_64 LibreOffice_project/420$Build-2</meta:generator>
    <meta:document-statistic meta:table-count="1" meta:cell-count="1360" meta:object-count="0"/>
  </office:meta>
</office:document-meta>
</file>